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F6000001DFF9885B99.png" manifest:media-type="image/png"/>
  <manifest:file-entry manifest:full-path="Pictures/100000000000019000000190A4BEF3C1.jpg" manifest:media-type="image/jpeg"/>
  <manifest:file-entry manifest:full-path="Pictures/100000000000019000000190D0F7FE0F.jpg" manifest:media-type="image/jpeg"/>
  <manifest:file-entry manifest:full-path="Pictures/1000000100000200000002004D35F45C.png" manifest:media-type="image/png"/>
  <manifest:file-entry manifest:full-path="Pictures/10000A5D000034EB000034EB35BC0B2E.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Sans" svg:font-family="'Fira Sans'" style:font-family-generic="swiss" style:font-pitch="variable"/>
    <style:font-face style:name="Koruri Regular" svg:font-family="'Koruri Regular'"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drawing-page-properties draw:fill="solid" draw:fill-color="#fafafa"/>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5.23cm" fo:min-width="6.653cm" fo:padding-top="0.142cm" fo:padding-bottom="0.142cm" fo:padding-left="0.267cm" fo:padding-right="0.267cm" fo:wrap-option="wrap" style:writing-mode="lr-tb" loext:decorative="false"/>
      <style:paragraph-properties style:writing-mode="lr-tb"/>
    </style:style>
    <style:style style:name="gr4"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2.458cm" fo:min-width="4.208cm" fo:padding-top="0.142cm" fo:padding-bottom="0.142cm" fo:padding-left="0.267cm" fo:padding-right="0.267cm" style:writing-mode="lr-tb" loext:decorative="false"/>
      <style:paragraph-properties style:writing-mode="lr-tb"/>
    </style:style>
    <style:style style:name="gr5" style:family="graphic" style:parent-style-name="objectwithoutfill">
      <style:graphic-properties svg:stroke-width="0.053cm" svg:stroke-color="#23373b" draw:marker-start-width="0.279cm" draw:marker-end-width="0.279cm" draw:fill="none" draw:textarea-vertical-align="middle" fo:padding-top="0.151cm" fo:padding-bottom="0.151cm" fo:padding-left="0.276cm" fo:padding-right="0.276cm" loext:decorative="false"/>
    </style:style>
    <style:style style:name="gr6"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696cm" fo:min-width="2.767cm" fo:padding-top="0.142cm" fo:padding-bottom="0.142cm" fo:padding-left="0.267cm" fo:padding-right="0.267cm" fo:wrap-option="wrap" style:writing-mode="lr-tb" loext:decorative="false"/>
      <style:paragraph-properties style:writing-mode="lr-tb"/>
    </style:style>
    <style:style style:name="gr7"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2.458cm" fo:min-width="4.708cm" fo:padding-top="0.142cm" fo:padding-bottom="0.142cm" fo:padding-left="0.267cm" fo:padding-right="0.267cm" style:writing-mode="lr-tb" loext:decorative="false"/>
      <style:paragraph-properties style:writing-mode="lr-tb"/>
    </style:style>
    <style:style style:name="gr8" style:family="graphic" style:parent-style-name="standard">
      <style:graphic-properties svg:stroke-width="0.018cm" svg:stroke-color="#23373b" draw:marker-start-width="0.227cm" draw:marker-end-width="0.227cm" draw:fill="none" loext:fill-use-slide-background="false" draw:textarea-horizontal-align="justify" draw:textarea-vertical-align="middle" draw:auto-grow-height="false" fo:min-height="1.862cm" fo:min-width="5.306cm" fo:padding-top="0.134cm" fo:padding-bottom="0.134cm" fo:padding-left="0.259cm" fo:padding-right="0.259cm" fo:wrap-option="wrap" style:writing-mode="lr-tb" loext:decorative="false"/>
      <style:paragraph-properties style:writing-mode="lr-tb"/>
    </style:style>
    <style:style style:name="gr9" style:family="graphic" style:parent-style-name="objectwithoutfill">
      <style:graphic-properties svg:stroke-width="0.053cm" svg:stroke-color="#23373b" draw:marker-start-width="0.279cm" draw:marker-end-width="0.279cm" draw:fill="none" loext:fill-use-slide-background="false" draw:textarea-vertical-align="middle" fo:padding-top="0.151cm" fo:padding-bottom="0.151cm" fo:padding-left="0.276cm" fo:padding-right="0.276cm" loext:decorative="false"/>
    </style:style>
    <style:style style:name="gr10"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662cm" fo:min-width="2.733cm" fo:padding-top="0.142cm" fo:padding-bottom="0.142cm" fo:padding-left="0.267cm" fo:padding-right="0.267cm" fo:wrap-option="wrap" style:writing-mode="lr-tb" loext:decorative="false"/>
      <style:paragraph-properties style:writing-mode="lr-tb"/>
    </style:style>
    <style:style style:name="gr11"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2.424cm" fo:min-width="4.674cm" fo:padding-top="0.142cm" fo:padding-bottom="0.142cm" fo:padding-left="0.267cm" fo:padding-right="0.267cm" style:writing-mode="lr-tb" loext:decorative="false"/>
      <style:paragraph-properties style:writing-mode="lr-tb"/>
    </style:style>
    <style:style style:name="gr12" style:family="graphic" style:parent-style-name="standard">
      <style:graphic-properties svg:stroke-width="0.018cm" svg:stroke-color="#23373b" draw:marker-start-width="0.227cm" draw:marker-end-width="0.227cm" draw:fill="none" loext:fill-use-slide-background="false" draw:textarea-horizontal-align="justify" draw:textarea-vertical-align="middle" draw:auto-grow-height="false" fo:min-height="1.844cm" fo:min-width="5.288cm" fo:padding-top="0.134cm" fo:padding-bottom="0.134cm" fo:padding-left="0.259cm" fo:padding-right="0.259cm" fo:wrap-option="wrap" style:writing-mode="lr-tb" loext:decorative="false"/>
      <style:paragraph-properties style:writing-mode="lr-tb"/>
    </style:style>
    <style:style style:name="gr13"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5.132cm" fo:min-width="4.882cm" fo:padding-top="0.142cm" fo:padding-bottom="0.142cm" fo:padding-left="0.267cm" fo:padding-right="0.267cm" style:writing-mode="lr-tb" loext:decorative="false"/>
      <style:paragraph-properties style:writing-mode="lr-tb"/>
    </style:style>
    <style:style style:name="gr14"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0.654cm" fo:min-width="4.904cm" fo:padding-top="0.142cm" fo:padding-bottom="0.142cm" fo:padding-left="0.267cm" fo:padding-right="0.267cm" style:writing-mode="lr-tb" loext:decorative="false"/>
      <style:paragraph-properties style:writing-mode="lr-tb"/>
    </style:style>
    <style:style style:name="gr15"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1.972cm" fo:min-width="4.722cm" fo:padding-top="0.142cm" fo:padding-bottom="0.142cm" fo:padding-left="0.267cm" fo:padding-right="0.267cm" style:writing-mode="lr-tb" loext:decorative="false"/>
      <style:paragraph-properties style:writing-mode="lr-tb"/>
    </style:style>
    <style:style style:name="gr16"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0.62cm" fo:min-width="4.87cm" fo:padding-top="0.142cm" fo:padding-bottom="0.142cm" fo:padding-left="0.267cm" fo:padding-right="0.267cm" style:writing-mode="lr-tb" loext:decorative="false"/>
      <style:paragraph-properties style:writing-mode="lr-tb"/>
    </style:style>
    <style:style style:name="gr17"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872cm" fo:min-width="1.622cm" fo:padding-top="0.142cm" fo:padding-bottom="0.142cm" fo:padding-left="0.267cm" fo:padding-right="0.267cm" fo:wrap-option="wrap" style:writing-mode="lr-tb" loext:decorative="false"/>
      <style:paragraph-properties style:writing-mode="lr-tb"/>
    </style:style>
    <style:style style:name="gr18" style:family="graphic" style:parent-style-name="objectwithoutfill">
      <style:graphic-properties svg:stroke-width="0.053cm" svg:stroke-color="#23373b" draw:marker-start-width="0.279cm" draw:marker-end-width="0.279cm" draw:fill="none" draw:textarea-vertical-align="middle" fo:padding-top="0.151cm" fo:padding-bottom="0.151cm" fo:padding-left="0.276cm" fo:padding-right="0.276cm" loext:decorative="false"/>
      <style:paragraph-properties style:writing-mode="lr-tb"/>
    </style:style>
    <style:style style:name="gr19" style:family="graphic" style:parent-style-name="objectwithoutfill">
      <style:graphic-properties svg:stroke-width="0.053cm" svg:stroke-color="#23373b" draw:marker-start-width="0.279cm" draw:marker-end="線の終点_20_1" draw:marker-end-width="0.379cm" draw:fill="none" draw:textarea-vertical-align="middle" fo:padding-top="0.151cm" fo:padding-bottom="0.151cm" fo:padding-left="0.276cm" fo:padding-right="0.276cm" loext:decorative="false"/>
    </style:style>
    <style:style style:name="gr20" style:family="graphic" style:parent-style-name="standard">
      <style:graphic-properties draw:stroke="none" svg:stroke-color="#000000" draw:fill="none" draw:fill-color="#ffffff" draw:textarea-horizontal-align="left" draw:auto-grow-height="true" draw:auto-grow-width="true" fo:min-height="1.839cm" fo:min-width="5.696cm" loext:decorative="false"/>
      <style:paragraph-properties style:writing-mode="lr-tb"/>
    </style:style>
    <style:style style:name="gr21"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838cm" fo:min-width="1.588cm" fo:padding-top="0.142cm" fo:padding-bottom="0.142cm" fo:padding-left="0.267cm" fo:padding-right="0.267cm" fo:wrap-option="wrap" style:writing-mode="lr-tb" loext:decorative="false"/>
      <style:paragraph-properties style:writing-mode="lr-tb"/>
    </style:style>
    <style:style style:name="gr22" style:family="graphic" style:parent-style-name="objectwithoutfill">
      <style:graphic-properties svg:stroke-width="0.053cm" svg:stroke-color="#23373b" draw:marker-start-width="0.279cm" draw:marker-end="線の終点_20_2" draw:marker-end-width="0.379cm" draw:fill="none" draw:textarea-vertical-align="middle" fo:padding-top="0.151cm" fo:padding-bottom="0.151cm" fo:padding-left="0.276cm" fo:padding-right="0.276cm"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1.839cm" fo:min-width="4.587cm" loext:decorative="false"/>
      <style:paragraph-properties style:writing-mode="lr-tb"/>
    </style:style>
    <style:style style:name="gr24" style:family="graphic" style:parent-style-name="objectwithoutfill">
      <style:graphic-properties svg:stroke-width="0.053cm" svg:stroke-color="#23373b" draw:marker-start-width="0.279cm" draw:marker-end="線の終点_20_5" draw:marker-end-width="0.379cm" draw:fill="none" draw:textarea-vertical-align="middle" fo:padding-top="0.151cm" fo:padding-bottom="0.151cm" fo:padding-left="0.276cm" fo:padding-right="0.276cm" loext:decorative="false"/>
    </style:style>
    <style:style style:name="P1" style:family="paragraph">
      <loext:graphic-properties draw:fill="none"/>
      <style:paragraph-properties fo:text-align="center"/>
    </style:style>
    <style:style style:name="P2" style:family="paragraph">
      <style:paragraph-properties fo:text-align="center"/>
      <style:text-properties fo:color="#23373b" loext:opacity="100%" style:font-name="Fira Sans"/>
    </style:style>
    <style:style style:name="P3" style:family="paragraph">
      <loext:graphic-properties draw:fill="none"/>
      <style:paragraph-properties fo:text-align="center" style:writing-mode="lr-tb"/>
      <style:text-properties fo:color="#23373b" loext:opacity="100%" style:font-name="Fira Sans"/>
    </style:style>
    <style:style style:name="P4" style:family="paragraph">
      <style:paragraph-properties fo:text-align="center"/>
      <style:text-properties fo:color="#23373b" loext:opacity="100%"/>
    </style:style>
    <style:style style:name="P5" style:family="paragraph">
      <loext:graphic-properties draw:fill="none"/>
      <style:paragraph-properties fo:text-align="center" style:writing-mode="lr-tb"/>
      <style:text-properties fo:color="#23373b" loext:opacity="100%"/>
    </style:style>
    <style:style style:name="P6" style:family="paragraph">
      <style:paragraph-properties fo:text-align="center"/>
    </style:style>
    <style:style style:name="P7" style:family="paragraph">
      <loext:graphic-properties draw:fill="none"/>
      <style:paragraph-properties fo:text-align="center"/>
      <style:text-properties fo:color="#23373b" loext:opacity="100%" style:font-name="Fira Sans" style:font-name-asian="Noto Sans CJK JP"/>
    </style:style>
    <style:style style:name="P8" style:family="paragraph">
      <loext:graphic-properties draw:fill="none"/>
      <style:paragraph-properties fo:text-align="center"/>
      <style:text-properties fo:color="#23373b" loext:opacity="100%" style:font-name="Fira Sans"/>
    </style:style>
    <style:style style:name="P9" style:family="paragraph">
      <style:paragraph-properties fo:text-align="justify"/>
    </style:style>
    <style:style style:name="P10" style:family="paragraph">
      <style:paragraph-properties fo:text-align="end"/>
    </style:style>
    <style:style style:name="P11" style:family="paragraph">
      <loext:graphic-properties draw:fill="none" draw:fill-color="#ffffff"/>
      <style:paragraph-properties fo:text-align="justify"/>
      <style:text-properties fo:color="#23373b" loext:opacity="100%" style:font-name="Fira Sans"/>
    </style:style>
    <style:style style:name="T1" style:family="text">
      <style:text-properties fo:color="#23373b" loext:opacity="100%" style:font-name="Fira Sans"/>
    </style:style>
    <style:style style:name="T2" style:family="text">
      <style:text-properties fo:color="#23373b" loext:opacity="100%"/>
    </style:style>
    <style:style style:name="T3" style:family="text">
      <style:text-properties style:font-name="Fira Sans"/>
    </style:style>
    <style:style style:name="T4" style:family="text">
      <style:text-properties fo:color="#23373b" loext:opacity="100%" style:font-name="Fira Sans" style:font-name-asian="Noto Sans CJK JP"/>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標準">
        <draw:frame draw:style-name="gr1" draw:text-style-name="P1" xml:id="id3" draw:id="id3" draw:layer="layout" svg:width="2.999cm" svg:height="2.999cm" svg:x="16.75cm" svg:y="3.7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2" draw:text-style-name="P1" xml:id="id1" draw:id="id1" draw:layer="layout" svg:width="2.999cm" svg:height="2.999cm" svg:x="0.251cm" svg:y="3.7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ustom-shape draw:style-name="gr3" draw:text-style-name="P3" draw:layer="layout" svg:width="11cm" svg:height="8.5cm" svg:x="4.5cm" svg:y="0.25cm">
          <text:p text:style-name="P2"><text:span text:style-name="T1">異常閉域網 </text:span><text:span text:style-name="T1">HVC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5" xml:id="id2" draw:id="id2" draw:layer="layout" svg:width="5cm" svg:height="3cm" svg:x="7.5cm" svg:y="3.75cm">
          <text:p text:style-name="P4"><text:span text:style-name="T2">オレオレ</text:span></text:p>
          <text:p text:style-name="P4"><text:span text:style-name="T2">電話交換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line" svg:x1="3.25cm" svg:y1="5.249cm" svg:x2="7.5cm" svg:y2="5.25cm" draw:start-shape="id1" draw:start-glue-point="1" draw:end-shape="id2" draw:end-glue-point="3" svg:d="M3250 5249l4250 1" svg:viewBox="0 0 4251 2">
          <text:p/>
        </draw:connector>
        <draw:connector draw:style-name="gr5" draw:text-style-name="P1" draw:layer="layout" draw:type="line" svg:x1="12.5cm" svg:y1="5.25cm" svg:x2="16.75cm" svg:y2="5.249cm" draw:start-shape="id2" draw:start-glue-point="1" draw:end-shape="id3" draw:end-glue-point="3" svg:d="M12500 5250l4250-1" svg:viewBox="0 0 4251 2">
          <text:p/>
        </draw:connector>
        <draw:frame draw:style-name="gr1" draw:text-style-name="P1" draw:layer="layout" svg:width="2cm" svg:height="2cm" svg:x="0.75cm" svg:y="1.75cm">
          <draw:image xlink:href="Pictures/100000000000019000000190D0F7FE0F.jpg" xlink:type="simple" xlink:show="embed" xlink:actuate="onLoad" draw:mime-type="image/jpeg">
            <text:p/>
          </draw:image>
        </draw:frame>
        <draw:frame draw:style-name="gr1" draw:text-style-name="P1" draw:layer="layout" svg:width="2cm" svg:height="2cm" svg:x="17.25cm" svg:y="1.75cm">
          <draw:image xlink:href="Pictures/100000000000019000000190A4BEF3C1.jpg" xlink:type="simple" xlink:show="embed" xlink:actuate="onLoad" draw:mime-type="image/jpeg">
            <text:p/>
          </draw:image>
        </draw:frame>
      </draw:page>
      <draw:page draw:name="page2" draw:style-name="dp1" draw:master-page-name="標準">
        <draw:custom-shape draw:style-name="gr6" draw:text-style-name="P3" xml:id="id5" draw:id="id5" draw:layer="layout" svg:width="5cm" svg:height="3cm" svg:x="7.5cm" svg:y="3.5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xml:id="id4" draw:id="id4" draw:layer="layout" svg:width="5.5cm" svg:height="3cm" svg:x="0.25cm" svg:y="3.5cm">
          <text:p text:style-name="P2"><text:span text:style-name="T1">交換局 </text:span><text:span text:style-name="T1">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0.5cm" svg:y="5.12cm">
          <draw:image xlink:href="Pictures/1000000100000AF6000001DFF9885B99.png" xlink:type="simple" xlink:show="embed" xlink:actuate="onLoad" draw:mime-type="image/png">
            <text:p/>
          </draw:image>
        </draw:frame>
        <draw:custom-shape draw:style-name="gr7" draw:text-style-name="P3" xml:id="id6" draw:id="id6" draw:layer="layout" svg:width="5.5cm" svg:height="3cm" svg:x="14.25cm" svg:y="3.5cm">
          <text:p text:style-name="P2"><text:span text:style-name="T1">交換局 </text:span><text:span text:style-name="T1">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14.5cm" svg:y="5.12cm">
          <draw:image xlink:href="Pictures/1000000100000AF6000001DFF9885B99.png" xlink:type="simple" xlink:show="embed" xlink:actuate="onLoad" draw:mime-type="image/png">
            <text:p/>
          </draw:image>
        </draw:frame>
        <draw:custom-shape draw:style-name="gr8" draw:text-style-name="P3" draw:layer="layout" svg:width="8.25cm" svg:height="3cm" svg:x="5cm" svg:y="0.25cm">
          <text:p text:style-name="P2"><text:span text:style-name="T1">グローバルな</text:span></text:p>
          <text:p text:style-name="P2"><text:span text:style-name="T1">IP </text:span><text:span text:style-name="T1">アドレスが必要</text:span></text:p>
          <draw:enhanced-geometry svg:viewBox="0 0 21600 21600" draw:glue-points="10800 0 3160 3160 0 10800 3160 18440 10800 21600 18440 18440 21600 10800 18440 3160 ?f14 ?f15" draw:text-areas="3200 3200 18400 18400" draw:type="round-callout" draw:modifiers="2615.2466367713 32396.40119960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9" draw:text-style-name="P1" draw:layer="layout" draw:type="line" svg:x1="5.75cm" svg:y1="5cm" svg:x2="7.5cm" svg:y2="5cm" draw:start-shape="id4" draw:start-glue-point="1" draw:end-shape="id5" draw:end-glue-point="3" svg:d="M5750 5000h1750" svg:viewBox="0 0 1751 1">
          <text:p/>
        </draw:connector>
        <draw:connector draw:style-name="gr9" draw:text-style-name="P1" draw:layer="layout" draw:type="line" svg:x1="12.5cm" svg:y1="5cm" svg:x2="14.25cm" svg:y2="5cm" draw:start-shape="id5" draw:start-glue-point="1" draw:end-shape="id6" draw:end-glue-point="3" svg:d="M12500 5000h1750" svg:viewBox="0 0 1751 1">
          <text:p/>
        </draw:connector>
        <draw:frame draw:style-name="gr1" draw:text-style-name="P1" xml:id="id7" draw:id="id7" draw:layer="layout" svg:width="1.5cm" svg:height="1.5cm" svg:x="1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8" draw:id="id8" draw:layer="layout" svg:width="1.5cm" svg:height="1.5cm" svg:x="3.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9" draw:id="id9" draw:layer="layout" svg:width="1.5cm" svg:height="1.5cm" svg:x="1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10" draw:id="id10" draw:layer="layout" svg:width="1.5cm" svg:height="1.5cm" svg:x="17.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5" draw:text-style-name="P1" draw:layer="layout" draw:type="line" svg:x1="1.75cm" svg:y1="7.25cm" svg:x2="3cm" svg:y2="6.5cm" draw:start-shape="id7" draw:start-glue-point="0" draw:end-shape="id4" draw:end-glue-point="2" svg:d="M1750 7250l1250-750" svg:viewBox="0 0 1251 751">
          <text:p/>
        </draw:connector>
        <draw:connector draw:style-name="gr5" draw:text-style-name="P1" draw:layer="layout" draw:type="line" svg:x1="3cm" svg:y1="6.5cm" svg:x2="4.25cm" svg:y2="7.25cm" draw:start-shape="id4" draw:start-glue-point="2" draw:end-shape="id8" draw:end-glue-point="0" svg:d="M3000 6500l1250 750" svg:viewBox="0 0 1251 751">
          <text:p/>
        </draw:connector>
        <draw:connector draw:style-name="gr5" draw:text-style-name="P1" draw:layer="layout" draw:type="line" svg:x1="15.75cm" svg:y1="7.25cm" svg:x2="17cm" svg:y2="6.5cm" draw:start-shape="id9" draw:start-glue-point="0" draw:end-shape="id6" draw:end-glue-point="2" svg:d="M15750 7250l1250-750" svg:viewBox="0 0 1251 751">
          <text:p/>
        </draw:connector>
        <draw:connector draw:style-name="gr5" draw:text-style-name="P1" draw:layer="layout" draw:type="line" svg:x1="17cm" svg:y1="6.5cm" svg:x2="18.25cm" svg:y2="7.25cm" draw:start-shape="id6" draw:start-glue-point="2" draw:end-shape="id10" draw:end-glue-point="0" svg:d="M17000 6500l1250 750" svg:viewBox="0 0 1251 751">
          <text:p/>
        </draw:connector>
      </draw:page>
      <draw:page draw:name="page3" draw:style-name="dp1" draw:master-page-name="標準">
        <draw:custom-shape draw:style-name="gr10" draw:text-style-name="P3" xml:id="id12" draw:id="id12" draw:layer="layout" svg:width="5cm" svg:height="3cm" svg:x="7.5cm" svg:y="3.5cm">
          <text:p text:style-name="P2"><text:span text:style-name="T1">Tail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3" xml:id="id11" draw:id="id11" draw:layer="layout" svg:width="5.5cm" svg:height="3cm" svg:x="0.25cm" svg:y="3.5cm">
          <text:p text:style-name="P2"><text:span text:style-name="T1">交換局 </text:span><text:span text:style-name="T1">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0.5cm" svg:y="5.12cm">
          <draw:image xlink:href="Pictures/1000000100000AF6000001DFF9885B99.png" xlink:type="simple" xlink:show="embed" xlink:actuate="onLoad" draw:mime-type="image/png">
            <text:p/>
          </draw:image>
        </draw:frame>
        <draw:custom-shape draw:style-name="gr11" draw:text-style-name="P3" xml:id="id13" draw:id="id13" draw:layer="layout" svg:width="5.5cm" svg:height="3cm" svg:x="14.25cm" svg:y="3.5cm">
          <text:p text:style-name="P2"><text:span text:style-name="T1">交換局 </text:span><text:span text:style-name="T1">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14.5cm" svg:y="5.12cm">
          <draw:image xlink:href="Pictures/1000000100000AF6000001DFF9885B99.png" xlink:type="simple" xlink:show="embed" xlink:actuate="onLoad" draw:mime-type="image/png">
            <text:p/>
          </draw:image>
        </draw:frame>
        <draw:custom-shape draw:style-name="gr12" draw:text-style-name="P3" draw:layer="layout" svg:width="8.25cm" svg:height="3cm" svg:x="5cm" svg:y="0.25cm">
          <text:p text:style-name="P2"><text:span text:style-name="T1">MikoPBX </text:span><text:span text:style-name="T1">上で</text:span></text:p>
          <text:p text:style-name="P2"><text:span text:style-name="T1">Tailscale client </text:span><text:span text:style-name="T1">が</text:span></text:p>
          <text:p text:style-name="P2"><text:span text:style-name="T1">動かない！</text:span></text:p>
          <draw:enhanced-geometry svg:viewBox="0 0 21600 21600" draw:glue-points="10800 0 3160 3160 0 10800 3160 18440 10800 21600 18440 18440 21600 10800 18440 3160 ?f14 ?f15" draw:text-areas="3200 3200 18400 18400" draw:type="round-callout" draw:modifiers="2615.2466367713 32396.40119960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9" draw:text-style-name="P1" draw:layer="layout" draw:type="line" svg:x1="5.75cm" svg:y1="5cm" svg:x2="7.5cm" svg:y2="5cm" draw:start-shape="id11" draw:start-glue-point="1" draw:end-shape="id12" draw:end-glue-point="3" svg:d="M5750 5000h1750" svg:viewBox="0 0 1751 1">
          <text:p/>
        </draw:connector>
        <draw:connector draw:style-name="gr9" draw:text-style-name="P1" draw:layer="layout" draw:type="line" svg:x1="12.5cm" svg:y1="5cm" svg:x2="14.25cm" svg:y2="5cm" draw:start-shape="id12" draw:start-glue-point="1" draw:end-shape="id13" draw:end-glue-point="3" svg:d="M12500 5000h1750" svg:viewBox="0 0 1751 1">
          <text:p/>
        </draw:connector>
        <draw:frame draw:style-name="gr1" draw:text-style-name="P1" xml:id="id14" draw:id="id14" draw:layer="layout" svg:width="1.5cm" svg:height="1.5cm" svg:x="1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15" draw:id="id15" draw:layer="layout" svg:width="1.5cm" svg:height="1.5cm" svg:x="3.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16" draw:id="id16" draw:layer="layout" svg:width="1.5cm" svg:height="1.5cm" svg:x="1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17" draw:id="id17" draw:layer="layout" svg:width="1.5cm" svg:height="1.5cm" svg:x="17.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5" draw:text-style-name="P1" draw:layer="layout" draw:type="line" svg:x1="1.75cm" svg:y1="7.25cm" svg:x2="3cm" svg:y2="6.5cm" draw:start-shape="id14" draw:start-glue-point="0" draw:end-shape="id11" draw:end-glue-point="2" svg:d="M1750 7250l1250-750" svg:viewBox="0 0 1251 751">
          <text:p/>
        </draw:connector>
        <draw:connector draw:style-name="gr5" draw:text-style-name="P1" draw:layer="layout" draw:type="line" svg:x1="3cm" svg:y1="6.5cm" svg:x2="4.25cm" svg:y2="7.25cm" draw:start-shape="id11" draw:start-glue-point="2" draw:end-shape="id15" draw:end-glue-point="0" svg:d="M3000 6500l1250 750" svg:viewBox="0 0 1251 751">
          <text:p/>
        </draw:connector>
        <draw:connector draw:style-name="gr5" draw:text-style-name="P1" draw:layer="layout" draw:type="line" svg:x1="15.75cm" svg:y1="7.25cm" svg:x2="17cm" svg:y2="6.5cm" draw:start-shape="id16" draw:start-glue-point="0" draw:end-shape="id13" draw:end-glue-point="2" svg:d="M15750 7250l1250-750" svg:viewBox="0 0 1251 751">
          <text:p/>
        </draw:connector>
        <draw:connector draw:style-name="gr5" draw:text-style-name="P1" draw:layer="layout" draw:type="line" svg:x1="17cm" svg:y1="6.5cm" svg:x2="18.25cm" svg:y2="7.25cm" draw:start-shape="id13" draw:start-glue-point="2" draw:end-shape="id17" draw:end-glue-point="0" svg:d="M17000 6500l1250 750" svg:viewBox="0 0 1251 751">
          <text:p/>
        </draw:connector>
      </draw:page>
      <draw:page draw:name="page4" draw:style-name="dp1" draw:master-page-name="標準">
        <draw:custom-shape draw:style-name="gr10" draw:text-style-name="P3" xml:id="id19" draw:id="id19" draw:layer="layout" svg:width="5cm" svg:height="3cm" svg:x="7.5cm" svg:y="2cm">
          <text:p text:style-name="P2"><text:span text:style-name="T1">Tail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3" xml:id="id18" draw:id="id18" draw:layer="layout" svg:width="6cm" svg:height="6cm" svg:x="0.25cm" svg:y="0.5cm">
          <text:p text:style-name="P2"><text:span text:style-name="T1">Ubuntu </text:span><text:span text:style-name="T1">とか</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line" svg:x1="6.25cm" svg:y1="3.5cm" svg:x2="7.5cm" svg:y2="3.5cm" draw:start-shape="id18" draw:start-glue-point="1" draw:end-shape="id19" draw:end-glue-point="3" svg:d="M6250 3500h1250" svg:viewBox="0 0 1251 1">
          <text:p/>
        </draw:connector>
        <draw:connector draw:style-name="gr9" draw:text-style-name="P1" draw:layer="layout" draw:type="line" svg:x1="12.5cm" svg:y1="3.5cm" svg:x2="13.75cm" svg:y2="3.5cm" draw:start-shape="id19" draw:start-glue-point="1" draw:end-shape="id20" draw:end-glue-point="3" svg:d="M12500 3500h1250" svg:viewBox="0 0 1251 1">
          <text:p/>
        </draw:connector>
        <draw:frame draw:style-name="gr1" draw:text-style-name="P1" xml:id="id21" draw:id="id21" draw:layer="layout" svg:width="1.5cm" svg:height="1.5cm" svg:x="1.2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22" draw:id="id22" draw:layer="layout" svg:width="1.5cm" svg:height="1.5cm" svg:x="3.7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5" draw:text-style-name="P1" draw:layer="layout" draw:type="line" svg:x1="2cm" svg:y1="7.25cm" svg:x2="3.25cm" svg:y2="6.5cm" draw:start-shape="id21" draw:start-glue-point="0" draw:end-shape="id18" draw:end-glue-point="2" svg:d="M2000 7250l1250-750" svg:viewBox="0 0 1251 751">
          <text:p/>
        </draw:connector>
        <draw:connector draw:style-name="gr5" draw:text-style-name="P1" draw:layer="layout" draw:type="line" svg:x1="3.25cm" svg:y1="6.5cm" svg:x2="4.5cm" svg:y2="7.25cm" draw:start-shape="id18" draw:start-glue-point="2" draw:end-shape="id22" draw:end-glue-point="0" svg:d="M3250 6500l1250 750" svg:viewBox="0 0 1251 751">
          <text:p/>
        </draw:connector>
        <draw:custom-shape draw:style-name="gr14" draw:text-style-name="P5" draw:layer="layout" svg:width="5.5cm" svg:height="1cm" svg:x="0.5cm" svg:y="4.75cm">
          <text:p text:style-name="P4"><text:span text:style-name="T2">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5.5cm" svg:height="2.5cm" svg:x="0.5cm" svg:y="2.25cm">
          <text:p text:style-name="P2"><text:span text:style-name="T3">交換局 </text:span><text:span text:style-name="T3">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0.75cm" svg:y="3.62cm">
          <draw:image xlink:href="Pictures/1000000100000AF6000001DFF9885B99.png" xlink:type="simple" xlink:show="embed" xlink:actuate="onLoad" draw:mime-type="image/png">
            <text:p/>
          </draw:image>
        </draw:frame>
        <draw:custom-shape draw:style-name="gr13" draw:text-style-name="P3" xml:id="id20" draw:id="id20" draw:layer="layout" svg:width="6cm" svg:height="6cm" svg:x="13.75cm" svg:y="0.5cm">
          <text:p text:style-name="P2"><text:span text:style-name="T1">Ubuntu </text:span><text:span text:style-name="T1">とか</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23" draw:id="id23" draw:layer="layout" svg:width="1.5cm" svg:height="1.5cm" svg:x="14.7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24" draw:id="id24" draw:layer="layout" svg:width="1.5cm" svg:height="1.5cm" svg:x="17.2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5" draw:text-style-name="P1" draw:layer="layout" draw:type="line" svg:x1="15.5cm" svg:y1="7.25cm" svg:x2="16.75cm" svg:y2="6.5cm" draw:start-shape="id23" draw:start-glue-point="0" draw:end-shape="id20" draw:end-glue-point="2" svg:d="M15500 7250l1250-750" svg:viewBox="0 0 1251 751">
          <text:p/>
        </draw:connector>
        <draw:connector draw:style-name="gr5" draw:text-style-name="P1" draw:layer="layout" draw:type="line" svg:x1="16.75cm" svg:y1="6.5cm" svg:x2="18cm" svg:y2="7.25cm" draw:start-shape="id20" draw:start-glue-point="2" draw:end-shape="id24" draw:end-glue-point="0" svg:d="M16750 6500l1250 750" svg:viewBox="0 0 1251 751">
          <text:p/>
        </draw:connector>
        <draw:custom-shape draw:style-name="gr16" draw:text-style-name="P5" draw:layer="layout" svg:width="5.5cm" svg:height="1cm" svg:x="14cm" svg:y="4.75cm">
          <text:p text:style-name="P4"><text:span text:style-name="T2">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5.5cm" svg:height="2.5cm" svg:x="14cm" svg:y="2.25cm">
          <text:p text:style-name="P2"><text:span text:style-name="T1">交換局 </text:span><text:span text:style-name="T1">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14.25cm" svg:y="3.62cm">
          <draw:image xlink:href="Pictures/1000000100000AF6000001DFF9885B99.png" xlink:type="simple" xlink:show="embed" xlink:actuate="onLoad" draw:mime-type="image/png">
            <text:p/>
          </draw:image>
        </draw:frame>
      </draw:page>
      <draw:page draw:name="page5" draw:style-name="dp1" draw:master-page-name="標準">
        <draw:custom-shape draw:style-name="gr17" draw:text-style-name="P3" xml:id="id25" draw:id="id25" draw:layer="layout" svg:width="3cm" svg:height="3cm" svg:x="0.25cm" svg:y="0.25cm">
          <text:p text:style-name="P2"><text:span text:style-name="T1">局 </text:span><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xml:id="id26" draw:id="id26" draw:layer="layout" svg:width="3cm" svg:height="3cm" svg:x="16.75cm" svg:y="0.25cm">
          <text:p text:style-name="P2"><text:span text:style-name="T1">局 </text:span><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xml:id="id27" draw:id="id27" draw:layer="layout" svg:width="3cm" svg:height="3cm" svg:x="8.5cm" svg:y="5.75cm">
          <text:p text:style-name="P2"><text:span text:style-name="T1">局 </text:span><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7" draw:layer="layout" draw:type="line" svg:x1="3.25cm" svg:y1="1.75cm" svg:x2="16.75cm" svg:y2="1.75cm" draw:start-shape="id25" draw:start-glue-point="10" draw:end-shape="id26" draw:end-glue-point="6" svg:d="M3250 1750h13500" svg:viewBox="0 0 13501 1">
          <text:p text:style-name="P6"><text:span text:style-name="T4">接続済</text:span></text:p>
          <text:p text:style-name="P6"><text:span text:style-name="T4"/></text:p>
        </draw:connector>
        <draw:connector draw:style-name="gr19" draw:text-style-name="P8" draw:layer="layout" draw:type="line" svg:x1="8.939cm" svg:y1="6.189cm" svg:x2="2.811cm" svg:y2="2.811cm" draw:start-shape="id27" draw:start-glue-point="5" draw:end-shape="id25" draw:end-glue-point="9" svg:d="M8939 6189l-6128-3378" svg:viewBox="0 0 6129 3379">
          <text:p/>
        </draw:connector>
        <draw:frame draw:style-name="gr20" draw:text-style-name="P11" draw:layer="layout" svg:width="6.196cm" svg:height="2.089cm" svg:x="6.5cm" svg:y="3cm">
          <draw:text-box>
            <text:p text:style-name="P9"><text:span text:style-name="T1">接続しようとすると</text:span></text:p>
            <text:p text:style-name="P10"><text:span text:style-name="T1">なぜか拒否される</text:span></text:p>
          </draw:text-box>
        </draw:frame>
      </draw:page>
      <draw:page draw:name="page6" draw:style-name="dp1" draw:master-page-name="標準">
        <draw:custom-shape draw:style-name="gr21" draw:text-style-name="P3" xml:id="id29" draw:id="id29" draw:layer="layout" svg:width="3cm" svg:height="3cm" svg:x="4.5cm" svg:y="0.25cm">
          <text:p text:style-name="P2"><text:span text:style-name="T1">局 </text:span><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2" draw:id="id32" draw:layer="layout" svg:width="3cm" svg:height="3cm" svg:x="2cm" svg:y="6.75cm">
          <text:p text:style-name="P2"><text:span text:style-name="T1">局 </text:span><text:span text:style-name="T1">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28" draw:id="id28" draw:layer="layout" svg:width="3cm" svg:height="3cm" svg:x="0.25cm" svg:y="2.75cm">
          <text:p text:style-name="P2"><text:span text:style-name="T1">局 </text:span><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1" draw:id="id31" draw:layer="layout" svg:width="3cm" svg:height="3cm" svg:x="7cm" svg:y="6.75cm">
          <text:p text:style-name="P2"><text:span text:style-name="T1">局 </text:span><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0" draw:id="id30" draw:layer="layout" svg:width="3cm" svg:height="3cm" svg:x="8.75cm" svg:y="2.75cm">
          <text:p text:style-name="P2"><text:span text:style-name="T1">局 </text:span><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2.811cm" svg:y1="3.189cm" svg:x2="4.5cm" svg:y2="1.75cm" draw:start-shape="id28" draw:start-glue-point="11" draw:end-shape="id29" draw:end-glue-point="6" svg:d="M2811 3189l1689-1439" svg:viewBox="0 0 1690 1440">
          <text:p/>
        </draw:connector>
        <draw:connector draw:style-name="gr5" draw:text-style-name="P1" draw:layer="layout" draw:type="line" svg:x1="3.25cm" svg:y1="4.25cm" svg:x2="8.75cm" svg:y2="4.25cm" draw:start-shape="id28" draw:start-glue-point="10" draw:end-shape="id30" draw:end-glue-point="6" svg:d="M3250 4250h5500" svg:viewBox="0 0 5501 1">
          <text:p/>
        </draw:connector>
        <draw:connector draw:style-name="gr5" draw:text-style-name="P1" draw:layer="layout" draw:type="line" svg:x1="2.811cm" svg:y1="5.311cm" svg:x2="7.439cm" svg:y2="7.189cm" draw:start-shape="id28" draw:start-glue-point="9" draw:end-shape="id31" draw:end-glue-point="5" svg:d="M2811 5311l4628 1878" svg:viewBox="0 0 4629 1879">
          <text:p/>
        </draw:connector>
        <draw:connector draw:style-name="gr5" draw:text-style-name="P1" draw:layer="layout" draw:type="line" svg:x1="1.75cm" svg:y1="5.75cm" svg:x2="2.439cm" svg:y2="7.189cm" draw:start-shape="id28" draw:start-glue-point="8" draw:end-shape="id32" draw:end-glue-point="5" svg:d="M1750 5750l689 1439" svg:viewBox="0 0 690 1440">
          <text:p/>
        </draw:connector>
        <draw:connector draw:style-name="gr5" draw:text-style-name="P1" draw:layer="layout" draw:type="line" svg:x1="5cm" svg:y1="8.25cm" svg:x2="7cm" svg:y2="8.25cm" draw:start-shape="id32" draw:start-glue-point="10" draw:end-shape="id31" draw:end-glue-point="6" svg:d="M5000 8250h2000" svg:viewBox="0 0 2001 1">
          <text:p/>
        </draw:connector>
        <draw:connector draw:style-name="gr5" draw:text-style-name="P1" draw:layer="layout" draw:type="line" svg:x1="4.561cm" svg:y1="7.189cm" svg:x2="9.189cm" svg:y2="5.311cm" draw:start-shape="id32" draw:start-glue-point="11" draw:end-shape="id30" draw:end-glue-point="7" svg:d="M4561 7189l4628-1878" svg:viewBox="0 0 4629 1879">
          <text:p/>
        </draw:connector>
        <draw:connector draw:style-name="gr5" draw:text-style-name="P1" draw:layer="layout" draw:type="line" svg:x1="3.5cm" svg:y1="6.75cm" svg:x2="4.939cm" svg:y2="2.811cm" draw:start-shape="id32" draw:start-glue-point="4" draw:end-shape="id29" draw:end-glue-point="7" svg:d="M3500 6750l1439-3939" svg:viewBox="0 0 1440 3940">
          <text:p/>
        </draw:connector>
        <draw:connector draw:style-name="gr5" draw:text-style-name="P1" draw:layer="layout" draw:type="line" svg:x1="8.5cm" svg:y1="6.75cm" svg:x2="7.061cm" svg:y2="2.811cm" draw:start-shape="id31" draw:start-glue-point="4" draw:end-shape="id29" draw:end-glue-point="9" svg:d="M8500 6750l-1439-3939" svg:viewBox="0 0 1440 3940">
          <text:p/>
        </draw:connector>
        <draw:connector draw:style-name="gr5" draw:text-style-name="P1" draw:layer="layout" draw:type="line" svg:x1="7.5cm" svg:y1="1.75cm" svg:x2="9.189cm" svg:y2="3.189cm" draw:start-shape="id29" draw:start-glue-point="10" draw:end-shape="id30" draw:end-glue-point="5" svg:d="M7500 1750l1689 1439" svg:viewBox="0 0 1690 1440">
          <text:p/>
        </draw:connector>
        <draw:connector draw:style-name="gr5" draw:text-style-name="P1" draw:layer="layout" draw:type="line" svg:x1="10.25cm" svg:y1="5.75cm" svg:x2="9.561cm" svg:y2="7.189cm" draw:start-shape="id30" draw:start-glue-point="8" draw:end-shape="id31" draw:end-glue-point="11" svg:d="M10250 5750l-689 1439" svg:viewBox="0 0 690 1440">
          <text:p/>
        </draw:connector>
        <draw:custom-shape draw:style-name="gr21" draw:text-style-name="P3" draw:layer="layout" svg:width="3cm" svg:height="3cm" svg:x="16.75cm" svg:y="5cm">
          <text:p text:style-name="P2"><text:span text:style-name="T1">局 </text:span><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7" draw:style-name="dp1" draw:master-page-name="標準">
        <draw:custom-shape draw:style-name="gr21" draw:text-style-name="P3" xml:id="id34" draw:id="id34" draw:layer="layout" svg:width="3cm" svg:height="3cm" svg:x="4.5cm" svg:y="0.25cm">
          <text:p text:style-name="P2"><text:span text:style-name="T1">局 </text:span><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7" draw:id="id37" draw:layer="layout" svg:width="3cm" svg:height="3cm" svg:x="2cm" svg:y="6.75cm">
          <text:p text:style-name="P2"><text:span text:style-name="T1">局 </text:span><text:span text:style-name="T1">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3" draw:id="id33" draw:layer="layout" svg:width="3cm" svg:height="3cm" svg:x="0.25cm" svg:y="2.75cm">
          <text:p text:style-name="P2"><text:span text:style-name="T1">局 </text:span><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6" draw:id="id36" draw:layer="layout" svg:width="3cm" svg:height="3cm" svg:x="7cm" svg:y="6.75cm">
          <text:p text:style-name="P2"><text:span text:style-name="T1">局 </text:span><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5" draw:id="id35" draw:layer="layout" svg:width="3cm" svg:height="3cm" svg:x="8.75cm" svg:y="2.75cm">
          <text:p text:style-name="P2"><text:span text:style-name="T1">局 </text:span><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2.811cm" svg:y1="3.189cm" svg:x2="4.5cm" svg:y2="1.75cm" draw:start-shape="id33" draw:start-glue-point="11" draw:end-shape="id34" draw:end-glue-point="6" svg:d="M2811 3189l1689-1439" svg:viewBox="0 0 1690 1440">
          <text:p/>
        </draw:connector>
        <draw:connector draw:style-name="gr5" draw:text-style-name="P1" draw:layer="layout" draw:type="line" svg:x1="3.25cm" svg:y1="4.25cm" svg:x2="8.75cm" svg:y2="4.25cm" draw:start-shape="id33" draw:start-glue-point="10" draw:end-shape="id35" draw:end-glue-point="6" svg:d="M3250 4250h5500" svg:viewBox="0 0 5501 1">
          <text:p/>
        </draw:connector>
        <draw:connector draw:style-name="gr5" draw:text-style-name="P1" draw:layer="layout" draw:type="line" svg:x1="2.811cm" svg:y1="5.311cm" svg:x2="7.439cm" svg:y2="7.189cm" draw:start-shape="id33" draw:start-glue-point="9" draw:end-shape="id36" draw:end-glue-point="5" svg:d="M2811 5311l4628 1878" svg:viewBox="0 0 4629 1879">
          <text:p/>
        </draw:connector>
        <draw:connector draw:style-name="gr5" draw:text-style-name="P1" draw:layer="layout" draw:type="line" svg:x1="1.75cm" svg:y1="5.75cm" svg:x2="2.439cm" svg:y2="7.189cm" draw:start-shape="id33" draw:start-glue-point="8" draw:end-shape="id37" draw:end-glue-point="5" svg:d="M1750 5750l689 1439" svg:viewBox="0 0 690 1440">
          <text:p/>
        </draw:connector>
        <draw:connector draw:style-name="gr5" draw:text-style-name="P1" draw:layer="layout" draw:type="line" svg:x1="5cm" svg:y1="8.25cm" svg:x2="7cm" svg:y2="8.25cm" draw:start-shape="id37" draw:start-glue-point="10" draw:end-shape="id36" draw:end-glue-point="6" svg:d="M5000 8250h2000" svg:viewBox="0 0 2001 1">
          <text:p/>
        </draw:connector>
        <draw:connector draw:style-name="gr5" draw:text-style-name="P1" draw:layer="layout" draw:type="line" svg:x1="3.5cm" svg:y1="6.75cm" svg:x2="4.939cm" svg:y2="2.811cm" draw:start-shape="id37" draw:start-glue-point="4" draw:end-shape="id34" draw:end-glue-point="7" svg:d="M3500 6750l1439-3939" svg:viewBox="0 0 1440 3940">
          <text:p/>
        </draw:connector>
        <draw:connector draw:style-name="gr5" draw:text-style-name="P1" draw:layer="layout" draw:type="line" svg:x1="8.5cm" svg:y1="6.75cm" svg:x2="7.061cm" svg:y2="2.811cm" draw:start-shape="id36" draw:start-glue-point="4" draw:end-shape="id34" draw:end-glue-point="9" svg:d="M8500 6750l-1439-3939" svg:viewBox="0 0 1440 3940">
          <text:p/>
        </draw:connector>
        <draw:connector draw:style-name="gr5" draw:text-style-name="P1" draw:layer="layout" draw:type="line" svg:x1="7.5cm" svg:y1="1.75cm" svg:x2="9.189cm" svg:y2="3.189cm" draw:start-shape="id34" draw:start-glue-point="10" draw:end-shape="id35" draw:end-glue-point="5" svg:d="M7500 1750l1689 1439" svg:viewBox="0 0 1690 1440">
          <text:p/>
        </draw:connector>
        <draw:connector draw:style-name="gr5" draw:text-style-name="P1" draw:layer="layout" draw:type="line" svg:x1="10.25cm" svg:y1="5.75cm" svg:x2="9.561cm" svg:y2="7.189cm" draw:start-shape="id35" draw:start-glue-point="8" draw:end-shape="id36" draw:end-glue-point="11" svg:d="M10250 5750l-689 1439" svg:viewBox="0 0 690 1440">
          <text:p/>
        </draw:connector>
        <draw:custom-shape draw:style-name="gr21" draw:text-style-name="P3" xml:id="id38" draw:id="id38" draw:layer="layout" svg:width="3cm" svg:height="3cm" svg:x="16.75cm" svg:y="5cm">
          <text:p text:style-name="P2"><text:span text:style-name="T1">局 </text:span><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1" draw:layer="layout" draw:type="line" svg:x1="17.189cm" svg:y1="5.439cm" svg:x2="11.75cm" svg:y2="4.25cm" draw:start-shape="id38" draw:start-glue-point="5" draw:end-shape="id35" draw:end-glue-point="10" svg:d="M17189 5439l-5439-1189" svg:viewBox="0 0 5440 1190">
          <text:p/>
        </draw:connector>
        <draw:frame draw:style-name="gr23" draw:text-style-name="P11" draw:layer="layout" svg:width="5.087cm" svg:height="2.089cm" svg:x="13cm" svg:y="2.411cm">
          <draw:text-box>
            <text:p text:style-name="P9"><text:span text:style-name="T1">踏み台にする</text:span></text:p>
            <text:p text:style-name="P9"><text:span text:style-name="T1">→ </text:span><text:span text:style-name="T1">相互接続可能</text:span></text:p>
          </draw:text-box>
        </draw:frame>
        <draw:connector draw:style-name="gr24" draw:text-style-name="P1" draw:layer="layout" draw:type="line" svg:x1="9.189cm" svg:y1="5.311cm" svg:x2="4.561cm" svg:y2="7.189cm" draw:start-shape="id35" draw:start-glue-point="7" draw:end-shape="id37" draw:end-glue-point="11" svg:d="M9189 5311l-4628 1878" svg:viewBox="0 0 4629 1879">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Sans" svg:font-family="'Fira Sans'" style:font-family-generic="swiss" style:font-pitch="variable"/>
    <style:font-face style:name="Koruri Regular" svg:font-family="'Koruri Regular'"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線の終点_20_1" draw:display-name="線の終点 1" svg:viewBox="0 0 20 20" svg:d="M0 20l10-20 10 20z"/>
    <draw:marker draw:name="線の終点_20_2" draw:display-name="線の終点 2" svg:viewBox="0 0 20 20" svg:d="M0 20l10-20 10 20z"/>
    <draw:marker draw:name="線の終点_20_5" draw:display-name="線の終点 5" svg:viewBox="0 0 20 20" svg:d="M0 20l10-20 10 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Koruri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1" style:font-family-asian="'Noto Sans CJK JP'" style:font-family-generic-asian="system" style:font-pitch-asian="variable" style:font-size-asian="18pt" style:font-style-asian="normal" style:font-weight-asian="normal" style:font-name-complex="Koruri Regular" style:font-family-complex="'Koruri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0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01:00:28.224859422</meta:creation-date>
    <meta:print-date>2025-02-19T11:39:29.219101394</meta:print-date>
    <meta:printed-by>PDFファイル</meta:printed-by>
    <dc:date>2025-02-19T11:40:11.159468939</dc:date>
    <meta:editing-duration>PT2H33S</meta:editing-duration>
    <meta:editing-cycles>2</meta:editing-cycles>
    <meta:generator>LibreOffice/24.2.7.2$Linux_X86_64 LibreOffice_project/420$Build-2</meta:generator>
    <meta:document-statistic meta:object-count="99"/>
  </office:meta>
</office:document-meta>
</file>